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rsid="000f701a" officeooo:paragraph-rsid="000f701a"/>
    </style:style>
    <style:style style:name="P3" style:family="paragraph" style:parent-style-name="Standard">
      <style:text-properties officeooo:rsid="000f701a" officeooo:paragraph-rsid="0013715b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701a" officeooo:paragraph-rsid="000f701a" style:font-weight-asian="bold" style:font-weight-complex="bold"/>
    </style:style>
    <style:style style:name="P5" style:family="paragraph" style:parent-style-name="Standard">
      <style:text-properties fo:font-weight="bold" officeooo:rsid="000f701a" officeooo:paragraph-rsid="000f701a" style:font-weight-asian="bold" style:font-weight-complex="bold"/>
    </style:style>
    <style:style style:name="P6" style:family="paragraph" style:parent-style-name="Standard">
      <style:text-properties officeooo:rsid="0010b5fd" officeooo:paragraph-rsid="0010b5fd"/>
    </style:style>
    <style:style style:name="P7" style:family="paragraph" style:parent-style-name="Standard">
      <style:text-properties fo:font-weight="bold" officeooo:rsid="0010b5fd" officeooo:paragraph-rsid="0010b5fd" style:font-weight-asian="bold" style:font-weight-complex="bold"/>
    </style:style>
    <style:style style:name="T1" style:family="text">
      <style:text-properties officeooo:rsid="000f701a"/>
    </style:style>
    <style:style style:name="T2" style:family="text">
      <style:text-properties style:text-position="super 58%"/>
    </style:style>
    <style:style style:name="T3" style:family="text">
      <style:text-properties officeooo:rsid="0011aaae"/>
    </style:style>
    <style:style style:name="T4" style:family="text">
      <style:text-properties officeooo:rsid="0013715b"/>
    </style:style>
    <style:style style:name="T5" style:family="text">
      <style:text-properties officeooo:rsid="0013ef14"/>
    </style:style>
    <style:style style:name="T6" style:family="text">
      <style:text-properties officeooo:rsid="00151cb8"/>
    </style:style>
    <style:style style:name="T7" style:family="text">
      <style:text-properties officeooo:rsid="001783d0"/>
    </style:style>
    <style:style style:name="T8" style:family="text">
      <style:text-properties officeooo:rsid="001893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un Pan Yung</text:p>
      <text:p text:style-name="P2">Professor Chad William</text:p>
      <text:p text:style-name="P2">CS 492</text:p>
      <text:p text:style-name="P2">15<text:span text:style-name="T2">th</text:span> March, 2018</text:p>
      <text:p text:style-name="P2"/>
      <text:p text:style-name="P4">Survey Paper: Hidden Encryption</text:p>
      <text:p text:style-name="P2"/>
      <text:p text:style-name="P5">Problem</text:p>
      <text:p text:style-name="P2"><text:tab/><text:span text:style-name="T3">Most of class lecture deals with security on digital world. <text:s/>We also need security against real world too.</text:span></text:p>
      <text:p text:style-name="P2"><text:tab/><text:span text:style-name="T3">Take an example: <text:s/>supposed Alice, who deals a lot of sensitive data. <text:s/>It’s no surprise that her computer, laptop, and cellphone will have some kind of OS-level encryption.</text:span></text:p>
      <text:p text:style-name="P2"><text:tab/><text:span text:style-name="T3">However, what if the threat is not digital (such as hacker who tries to get unauthorized access to your laptop) but real world?</text:span></text:p>
      <text:p text:style-name="P2"><text:tab/><text:span text:style-name="T4">Let say that Trudy kidnapped Alice and forced her to decrypt her OS, or else her beloved pet penguin will die. <text:s/>What should she do?</text:span></text:p>
      <text:p text:style-name="P5">Solution</text:p>
      <text:p text:style-name="P3"><text:tab/><text:span text:style-name="T4">She could watch her penguin die, or she could use a security trick called “Hidden Encryption (Plausible Deniability)”.</text:span></text:p>
      <text:p text:style-name="P3"><text:tab/><text:span text:style-name="T6">Hidden Encryption, also called Hidden Volume, is a method that designed to trick the real-world offenders (who threatens to kill your penguin) that you have decrypt sensitive data for him/her. <text:s/>In reality, you didn’t.</text:span></text:p>
      <text:p text:style-name="P3"><text:tab/><text:span text:style-name="T6">When you create an hidden encryption, first you need to fill the partition with random data so that there won’t be any “zero” in free space. <text:s/>Then you encrypt your whole partition with normal partition. <text:s/>This “normal” partition, however, is filled with fake information. </text:span></text:p>
      <text:p text:style-name="P3"><text:tab/><text:span text:style-name="T6">Now you would create another partition within the normal partition, which we called it secret partition. <text:s/>It’s usually created at the end of partition that contains your real secret information. <text:s/>There’s no <text:s/>header and any other info (such as visible file icon) to indicate that secret partition is existed. <text:s/>It relies on your memory to remember the starting location of your secrete volume.</text:span></text:p>
      <text:p text:style-name="P7"><text:soft-page-break/>Challenge <text:span text:style-name="T5">On Implementation</text:span></text:p>
      <text:p text:style-name="P6"><text:tab/><text:span text:style-name="T7">In term of implementation, it uses 100 UTF-16 character to represent a whole filesystem. <text:s/>It will first fill the volume with 100 randomly selected character (not necessarily <text:s/>alphabet, but also un-printable and unreadable characters too), </text:span></text:p>
      <text:p text:style-name="P6"><text:tab/><text:span text:style-name="T7">We will then encrypted the whole partition using password (extending the password into 100 characters long with modulus). <text:s/>We then decrypt the whole partition with the same password, then replace the character among the first 50 characters to simulate writing data into filesystem. <text:s/></text:span></text:p>
      <text:p text:style-name="P6"><text:tab/><text:span text:style-name="T7">We then select an offset (such as 50) to encrypt a hidden partition within partition (the first/outer partition must still be mount and decrypted). <text:s/>We then decrypt it and write data into it again to simulate hidden parti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 style:writing-mode="page"/>
      <style:text-properties style:font-name="DejaVu Sans Condensed" fo:font-family="'DejaVu Sans Condensed'" style:font-family-generic="swiss" style:font-pitch="variable" officeooo:rsid="000d89f6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0f701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age </text:span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8:58:23.938344143</meta:creation-date>
    <dc:date>2018-03-15T22:16:27.721922441</dc:date>
    <meta:editing-duration>PT27M53S</meta:editing-duration>
    <meta:editing-cycles>8</meta:editing-cycles>
    <meta:generator>LibreOffice/5.4.5.1$Linux_X86_64 LibreOffice_project/40m0$Build-1</meta:generator>
    <meta:document-statistic meta:table-count="0" meta:image-count="0" meta:object-count="0" meta:page-count="2" meta:paragraph-count="20" meta:word-count="391" meta:character-count="2427" meta:non-whitespace-character-count="2026"/>
  </office:meta>
</office:document-meta>
</file>